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a8db" officeooo:paragraph-rsid="000da8db"/>
    </style:style>
    <style:style style:name="P2" style:family="paragraph" style:parent-style-name="Standard">
      <style:text-properties fo:color="#cccccc" loext:opacity="100%" style:font-name="Consolas" fo:font-size="10.5pt" fo:font-weight="normal" officeooo:rsid="000da8db" officeooo:paragraph-rsid="000da8db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b5cea8" loext:opacity="100%"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d7ba7d" loext:opacity="100%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808080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808080" loext:opacity="100%" style:font-name="Consolas" fo:font-size="10.5pt" fo:font-weight="normal"/>
    </style:style>
    <style:style style:name="T12" style:family="text">
      <style:text-properties fo:color="#569cd6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ngram</text:p>
      <text:p text:style-name="P1"/>
      <text:p text:style-name="P1">CSS</text:p>
      <text:p text:style-name="P1"/>
      <text:p text:style-name="P2"><text:span text:style-name="T1">*</text:span> {</text:p>
      <text:p text:style-name="P3">    <text:span text:style-name="T2">margin</text:span><text:span text:style-name="T3">: </text:span><text:span text:style-name="T4">0</text:span><text:span text:style-name="T3">;</text:span></text:p>
      <text:p text:style-name="P3">    <text:span text:style-name="T2">padding</text:span><text:span text:style-name="T3">: </text:span><text:span text:style-name="T4">0</text:span><text:span text:style-name="T3">;</text:span></text:p>
      <text:p text:style-name="P3">    <text:span text:style-name="T2">box-sizing</text:span><text:span text:style-name="T3">: </text:span><text:span text:style-name="T5">border-box</text:span><text:span text:style-name="T3">;</text:span></text:p>
      <text:p text:style-name="P4">}</text:p>
      <text:p text:style-name="P5"/>
      <text:p text:style-name="P4"><text:span text:style-name="T6">body</text:span> {</text:p>
      <text:p text:style-name="P3">    <text:span text:style-name="T2">display</text:span><text:span text:style-name="T3">: </text:span><text:span text:style-name="T5">flex</text:span><text:span text:style-name="T3">;</text:span></text:p>
      <text:p text:style-name="P3">    <text:span text:style-name="T2">justify-content</text:span><text:span text:style-name="T3">: </text:span><text:span text:style-name="T5">center</text:span><text:span text:style-name="T3">;</text:span></text:p>
      <text:p text:style-name="P3">    <text:span text:style-name="T2">align-items</text:span><text:span text:style-name="T3">: </text:span><text:span text:style-name="T5">center</text:span><text:span text:style-name="T3">;</text:span></text:p>
      <text:p text:style-name="P3">    <text:span text:style-name="T2">height</text:span><text:span text:style-name="T3">: </text:span><text:span text:style-name="T4">100vh</text:span><text:span text:style-name="T3">;</text:span></text:p>
      <text:p text:style-name="P3">    <text:span text:style-name="T2">background-color</text:span><text:span text:style-name="T3">: </text:span><text:span text:style-name="T5">#f5f5f5</text:span><text:span text:style-name="T3">;</text:span></text:p>
      <text:p text:style-name="P4">}</text:p>
      <text:p text:style-name="P5"/>
      <text:p text:style-name="P4"><text:span text:style-name="T6">.tangram</text:span> {</text:p>
      <text:p text:style-name="P3">    <text:span text:style-name="T2">position</text:span><text:span text:style-name="T3">: </text:span><text:span text:style-name="T5">relative</text:span><text:span text:style-name="T3">;</text:span></text:p>
      <text:p text:style-name="P3">    <text:span text:style-name="T2">width</text:span><text:span text:style-name="T3">: </text:span><text:span text:style-name="T4">300px</text:span><text:span text:style-name="T3">;</text:span></text:p>
      <text:p text:style-name="P3">    <text:span text:style-name="T2">height</text:span><text:span text:style-name="T3">: </text:span><text:span text:style-name="T4">300px</text:span><text:span text:style-name="T3">;</text:span></text:p>
      <text:p text:style-name="P3">    <text:span text:style-name="T2">background-color</text:span><text:span text:style-name="T3">: </text:span><text:span text:style-name="T5">#eaeaea</text:span><text:span text:style-name="T3">;</text:span></text:p>
      <text:p text:style-name="P4">}</text:p>
      <text:p text:style-name="P5"/>
      <text:p text:style-name="P6">/* Styles pour les triangles */</text:p>
      <text:p text:style-name="P4"><text:span text:style-name="T6">.triangle</text:span> {</text:p>
      <text:p text:style-name="P3">    <text:span text:style-name="T2">position</text:span><text:span text:style-name="T3">: </text:span><text:span text:style-name="T5">absolute</text:span><text:span text:style-name="T3">;</text:span></text:p>
      <text:p text:style-name="P3">    <text:span text:style-name="T2">width</text:span><text:span text:style-name="T3">: </text:span><text:span text:style-name="T4">0</text:span><text:span text:style-name="T3">;</text:span></text:p>
      <text:p text:style-name="P3">    <text:span text:style-name="T2">height</text:span><text:span text:style-name="T3">: </text:span><text:span text:style-name="T4">0</text:span><text:span text:style-name="T3">;</text:span></text:p>
      <text:p text:style-name="P3">    <text:span text:style-name="T2">border-style</text:span><text:span text:style-name="T3">: </text:span><text:span text:style-name="T5">solid</text:span><text:span text:style-name="T3">;</text:span></text:p>
      <text:p text:style-name="P4">}</text:p>
      <text:p text:style-name="P5"/>
      <text:p text:style-name="P6">/* Triangles de grandes tailles */</text:p>
      <text:p text:style-name="P4"><text:span text:style-name="T6">.large</text:span> {</text:p>
      <text:p text:style-name="P3">    <text:span text:style-name="T2">border-width</text:span><text:span text:style-name="T3">: </text:span><text:span text:style-name="T4">150px</text:span><text:span text:style-name="T3"> </text:span><text:span text:style-name="T4">150px</text:span><text:span text:style-name="T3"> </text:span><text:span text:style-name="T4">0</text:span><text:span text:style-name="T3"> </text:span><text:span text:style-name="T4">0</text:span><text:span text:style-name="T3">;</text:span></text:p>
      <text:p text:style-name="P4">}</text:p>
      <text:p text:style-name="P5"/>
      <text:p text:style-name="P4"><text:span text:style-name="T6">.triangle1</text:span> {</text:p>
      <text:p text:style-name="P3">    <text:span text:style-name="T2">border-color</text:span><text:span text:style-name="T3">: </text:span><text:span text:style-name="T5">#ff6b6b</text:span><text:span text:style-name="T3"> </text:span><text:span text:style-name="T5">transparent</text:span><text:span text:style-name="T3"> </text:span><text:span text:style-name="T5">transparent</text:span><text:span text:style-name="T3"> </text:span><text:span text:style-name="T5">transparent</text:span><text:span text:style-name="T3">;</text:span></text:p>
      <text:p text:style-name="P3">    <text:span text:style-name="T2">top</text:span><text:span text:style-name="T3">: </text:span><text:span text:style-name="T4">0</text:span><text:span text:style-name="T3">;</text:span></text:p>
      <text:p text:style-name="P3">    <text:span text:style-name="T2">left</text:span><text:span text:style-name="T3">: </text:span><text:span text:style-name="T4">0</text:span><text:span text:style-name="T3">;</text:span></text:p>
      <text:p text:style-name="P3">    <text:span text:style-name="T2">transform</text:span><text:span text:style-name="T3">: </text:span><text:span text:style-name="T7">rotate</text:span><text:span text:style-name="T3">(</text:span><text:span text:style-name="T4">45deg</text:span><text:span text:style-name="T3">);</text:span></text:p>
      <text:p text:style-name="P4">}</text:p>
      <text:p text:style-name="P5"/>
      <text:p text:style-name="P4"><text:span text:style-name="T6">.triangle2</text:span> {</text:p>
      <text:p text:style-name="P3">    <text:span text:style-name="T2">border-color</text:span><text:span text:style-name="T3">: </text:span><text:span text:style-name="T5">#6bc5ff</text:span><text:span text:style-name="T3"> </text:span><text:span text:style-name="T5">transparent</text:span><text:span text:style-name="T3"> </text:span><text:span text:style-name="T5">transparent</text:span><text:span text:style-name="T3"> </text:span><text:span text:style-name="T5">transparent</text:span><text:span text:style-name="T3">;</text:span></text:p>
      <text:p text:style-name="P3">    <text:span text:style-name="T2">bottom</text:span><text:span text:style-name="T3">: </text:span><text:span text:style-name="T4">0</text:span><text:span text:style-name="T3">;</text:span></text:p>
      <text:p text:style-name="P3">    <text:span text:style-name="T2">right</text:span><text:span text:style-name="T3">: </text:span><text:span text:style-name="T4">0</text:span><text:span text:style-name="T3">;</text:span></text:p>
      <text:p text:style-name="P3">    <text:span text:style-name="T2">transform</text:span><text:span text:style-name="T3">: </text:span><text:span text:style-name="T7">rotate</text:span><text:span text:style-name="T3">(</text:span><text:span text:style-name="T4">-45deg</text:span><text:span text:style-name="T3">);</text:span></text:p>
      <text:p text:style-name="P4">}</text:p>
      <text:p text:style-name="P5"><text:soft-page-break/></text:p>
      <text:p text:style-name="P6">/* Triangle moyen */</text:p>
      <text:p text:style-name="P4"><text:span text:style-name="T6">.medium</text:span> {</text:p>
      <text:p text:style-name="P3">    <text:span text:style-name="T2">border-width</text:span><text:span text:style-name="T3">: </text:span><text:span text:style-name="T4">106px</text:span><text:span text:style-name="T3"> </text:span><text:span text:style-name="T4">106px</text:span><text:span text:style-name="T3"> </text:span><text:span text:style-name="T4">0</text:span><text:span text:style-name="T3"> </text:span><text:span text:style-name="T4">0</text:span><text:span text:style-name="T3">;</text:span></text:p>
      <text:p text:style-name="P3">    <text:span text:style-name="T2">border-color</text:span><text:span text:style-name="T3">: </text:span><text:span text:style-name="T5">#ffd93b</text:span><text:span text:style-name="T3"> </text:span><text:span text:style-name="T5">transparent</text:span><text:span text:style-name="T3"> </text:span><text:span text:style-name="T5">transparent</text:span><text:span text:style-name="T3"> </text:span><text:span text:style-name="T5">transparent</text:span><text:span text:style-name="T3">;</text:span></text:p>
      <text:p text:style-name="P3">    <text:span text:style-name="T2">top</text:span><text:span text:style-name="T3">: </text:span><text:span text:style-name="T4">0</text:span><text:span text:style-name="T3">;</text:span></text:p>
      <text:p text:style-name="P3">    <text:span text:style-name="T2">left</text:span><text:span text:style-name="T3">: </text:span><text:span text:style-name="T4">150px</text:span><text:span text:style-name="T3">;</text:span></text:p>
      <text:p text:style-name="P3">    <text:span text:style-name="T2">transform</text:span><text:span text:style-name="T3">: </text:span><text:span text:style-name="T7">rotate</text:span><text:span text:style-name="T3">(</text:span><text:span text:style-name="T4">45deg</text:span><text:span text:style-name="T3">);</text:span></text:p>
      <text:p text:style-name="P4">}</text:p>
      <text:p text:style-name="P5"/>
      <text:p text:style-name="P6">/* Petits triangles */</text:p>
      <text:p text:style-name="P4"><text:span text:style-name="T6">.small</text:span> {</text:p>
      <text:p text:style-name="P3">    <text:span text:style-name="T2">border-width</text:span><text:span text:style-name="T3">: </text:span><text:span text:style-name="T4">75px</text:span><text:span text:style-name="T3"> </text:span><text:span text:style-name="T4">75px</text:span><text:span text:style-name="T3"> </text:span><text:span text:style-name="T4">0</text:span><text:span text:style-name="T3"> </text:span><text:span text:style-name="T4">0</text:span><text:span text:style-name="T3">;</text:span></text:p>
      <text:p text:style-name="P4">}</text:p>
      <text:p text:style-name="P5"/>
      <text:p text:style-name="P4"><text:span text:style-name="T6">.triangle3</text:span> {</text:p>
      <text:p text:style-name="P3">    <text:span text:style-name="T2">border-color</text:span><text:span text:style-name="T3">: </text:span><text:span text:style-name="T5">#4caf50</text:span><text:span text:style-name="T3"> </text:span><text:span text:style-name="T5">transparent</text:span><text:span text:style-name="T3"> </text:span><text:span text:style-name="T5">transparent</text:span><text:span text:style-name="T3"> </text:span><text:span text:style-name="T5">transparent</text:span><text:span text:style-name="T3">;</text:span></text:p>
      <text:p text:style-name="P3">    <text:span text:style-name="T2">top</text:span><text:span text:style-name="T3">: </text:span><text:span text:style-name="T4">150px</text:span><text:span text:style-name="T3">;</text:span></text:p>
      <text:p text:style-name="P3">    <text:span text:style-name="T2">left</text:span><text:span text:style-name="T3">: </text:span><text:span text:style-name="T4">0</text:span><text:span text:style-name="T3">;</text:span></text:p>
      <text:p text:style-name="P3">    <text:span text:style-name="T2">transform</text:span><text:span text:style-name="T3">: </text:span><text:span text:style-name="T7">rotate</text:span><text:span text:style-name="T3">(</text:span><text:span text:style-name="T4">-45deg</text:span><text:span text:style-name="T3">);</text:span></text:p>
      <text:p text:style-name="P4">}</text:p>
      <text:p text:style-name="P5"/>
      <text:p text:style-name="P4"><text:span text:style-name="T6">.triangle4</text:span> {</text:p>
      <text:p text:style-name="P3">    <text:span text:style-name="T2">border-color</text:span><text:span text:style-name="T3">: </text:span><text:span text:style-name="T5">#9c27b0</text:span><text:span text:style-name="T3"> </text:span><text:span text:style-name="T5">transparent</text:span><text:span text:style-name="T3"> </text:span><text:span text:style-name="T5">transparent</text:span><text:span text:style-name="T3"> </text:span><text:span text:style-name="T5">transparent</text:span><text:span text:style-name="T3">;</text:span></text:p>
      <text:p text:style-name="P3">    <text:span text:style-name="T2">bottom</text:span><text:span text:style-name="T3">: </text:span><text:span text:style-name="T4">0</text:span><text:span text:style-name="T3">;</text:span></text:p>
      <text:p text:style-name="P3">    <text:span text:style-name="T2">left</text:span><text:span text:style-name="T3">: </text:span><text:span text:style-name="T4">75px</text:span><text:span text:style-name="T3">;</text:span></text:p>
      <text:p text:style-name="P3">    <text:span text:style-name="T2">transform</text:span><text:span text:style-name="T3">: </text:span><text:span text:style-name="T7">rotate</text:span><text:span text:style-name="T3">(</text:span><text:span text:style-name="T4">45deg</text:span><text:span text:style-name="T3">);</text:span></text:p>
      <text:p text:style-name="P4">}</text:p>
      <text:p text:style-name="P5"/>
      <text:p text:style-name="P6">/* Style pour le carré */</text:p>
      <text:p text:style-name="P4"><text:span text:style-name="T6">.carre</text:span> {</text:p>
      <text:p text:style-name="P3">    <text:span text:style-name="T2">position</text:span><text:span text:style-name="T3">: </text:span><text:span text:style-name="T5">absolute</text:span><text:span text:style-name="T3">;</text:span></text:p>
      <text:p text:style-name="P3">    <text:span text:style-name="T2">width</text:span><text:span text:style-name="T3">: </text:span><text:span text:style-name="T4">75px</text:span><text:span text:style-name="T3">;</text:span></text:p>
      <text:p text:style-name="P3">    <text:span text:style-name="T2">height</text:span><text:span text:style-name="T3">: </text:span><text:span text:style-name="T4">75px</text:span><text:span text:style-name="T3">;</text:span></text:p>
      <text:p text:style-name="P3">    <text:span text:style-name="T2">background-color</text:span><text:span text:style-name="T3">: </text:span><text:span text:style-name="T5">#ff4081</text:span><text:span text:style-name="T3">;</text:span></text:p>
      <text:p text:style-name="P3">    <text:span text:style-name="T2">top</text:span><text:span text:style-name="T3">: </text:span><text:span text:style-name="T4">112.5px</text:span><text:span text:style-name="T3">;</text:span></text:p>
      <text:p text:style-name="P3">    <text:span text:style-name="T2">left</text:span><text:span text:style-name="T3">: </text:span><text:span text:style-name="T4">112.5px</text:span><text:span text:style-name="T3">;</text:span></text:p>
      <text:p text:style-name="P3">    <text:span text:style-name="T2">transform</text:span><text:span text:style-name="T3">: </text:span><text:span text:style-name="T7">rotate</text:span><text:span text:style-name="T3">(</text:span><text:span text:style-name="T4">45deg</text:span><text:span text:style-name="T3">);</text:span></text:p>
      <text:p text:style-name="P4">}</text:p>
      <text:p text:style-name="P5"/>
      <text:p text:style-name="P6">/* Style pour le parallélogramme */</text:p>
      <text:p text:style-name="P4"><text:span text:style-name="T6">.parallelogramme</text:span> {</text:p>
      <text:p text:style-name="P3">    <text:span text:style-name="T2">position</text:span><text:span text:style-name="T3">: </text:span><text:span text:style-name="T5">absolute</text:span><text:span text:style-name="T3">;</text:span></text:p>
      <text:p text:style-name="P3">    <text:span text:style-name="T2">width</text:span><text:span text:style-name="T3">: </text:span><text:span text:style-name="T4">106px</text:span><text:span text:style-name="T3">;</text:span></text:p>
      <text:p text:style-name="P3">    <text:span text:style-name="T2">height</text:span><text:span text:style-name="T3">: </text:span><text:span text:style-name="T4">106px</text:span><text:span text:style-name="T3">;</text:span></text:p>
      <text:p text:style-name="P3">    <text:span text:style-name="T2">background-color</text:span><text:span text:style-name="T3">: </text:span><text:span text:style-name="T5">#ff9800</text:span><text:span text:style-name="T3">;</text:span></text:p>
      <text:p text:style-name="P3">    <text:span text:style-name="T2">top</text:span><text:span text:style-name="T3">: </text:span><text:span text:style-name="T4">75px</text:span><text:span text:style-name="T3">;</text:span></text:p>
      <text:p text:style-name="P3">    <text:span text:style-name="T2">right</text:span><text:span text:style-name="T3">: </text:span><text:span text:style-name="T4">0</text:span><text:span text:style-name="T3">;</text:span></text:p>
      <text:p text:style-name="P3">    <text:span text:style-name="T2">transform</text:span><text:span text:style-name="T3">: </text:span><text:span text:style-name="T7">skew</text:span><text:span text:style-name="T3">(</text:span><text:span text:style-name="T4">-45deg</text:span><text:span text:style-name="T3">);</text:span></text:p>
      <text:p text:style-name="P4">}</text:p>
      <text:p text:style-name="P7"/>
      <text:p text:style-name="P1"><text:soft-page-break/>HTML</text:p>
      <text:p text:style-name="P1"/>
      <text:p text:style-name="P2"><text:span text:style-name="T8">&lt;!</text:span><text:span text:style-name="T1">DOCTYPE</text:span> <text:span text:style-name="T9">html</text:span><text:span text:style-name="T8">&gt;</text:span></text:p>
      <text:p text:style-name="P4"><text:span text:style-name="T8">&lt;</text:span><text:span text:style-name="T1">html</text:span> <text:span text:style-name="T9">lang</text:span>=<text:span text:style-name="T10">"fr"</text:span><text:span text:style-name="T8">&gt;</text:span></text:p>
      <text:p text:style-name="P4"><text:span text:style-name="T8">&lt;</text:span><text:span text:style-name="T1">head</text:span><text:span text:style-name="T8">&gt;</text:span></text:p>
      <text:p text:style-name="P3">    <text:span text:style-name="T11">&lt;</text:span><text:span text:style-name="T12">meta</text:span><text:span text:style-name="T3"> </text:span><text:span text:style-name="T2">charset</text:span><text:span text:style-name="T3">=</text:span><text:span text:style-name="T5">"UTF-8"</text:span><text:span text:style-name="T11">&gt;</text:span></text:p>
      <text:p text:style-name="P3">    <text:span text:style-name="T11">&lt;</text:span><text:span text:style-name="T12">meta</text:span><text:span text:style-name="T3"> </text:span><text:span text:style-name="T2">name</text:span><text:span text:style-name="T3">=</text:span><text:span text:style-name="T5">"viewport"</text:span><text:span text:style-name="T3"> </text:span><text:span text:style-name="T2">content</text:span><text:span text:style-name="T3">=</text:span><text:span text:style-name="T5">"width=device-width, initial-scale=1.0"</text:span><text:span text:style-name="T11">&gt;</text:span></text:p>
      <text:p text:style-name="P3">    <text:span text:style-name="T11">&lt;</text:span><text:span text:style-name="T12">title</text:span><text:span text:style-name="T11">&gt;</text:span><text:span text:style-name="T3">Tangram Carré</text:span><text:span text:style-name="T11">&lt;/</text:span><text:span text:style-name="T12">title</text:span><text:span text:style-name="T11">&gt;</text:span></text:p>
      <text:p text:style-name="P3">    <text:span text:style-name="T11">&lt;</text:span><text:span text:style-name="T12">link</text:span><text:span text:style-name="T3"> </text:span><text:span text:style-name="T2">rel</text:span><text:span text:style-name="T3">=</text:span><text:span text:style-name="T5">"stylesheet"</text:span><text:span text:style-name="T3"> </text:span><text:span text:style-name="T2">href</text:span><text:span text:style-name="T3">=</text:span><text:span text:style-name="T5">"square.css"</text:span><text:span text:style-name="T11">&gt;</text:span></text:p>
      <text:p text:style-name="P4"><text:span text:style-name="T8">&lt;/</text:span><text:span text:style-name="T1">head</text:span><text:span text:style-name="T8">&gt;</text:span></text:p>
      <text:p text:style-name="P4"><text:span text:style-name="T8">&lt;</text:span><text:span text:style-name="T1">body</text:span><text:span text:style-name="T8">&gt;</text:span></text:p>
      <text:p text:style-name="P5"/>
      <text:p text:style-name="P3">    <text:span text:style-name="T11">&lt;</text:span><text:span text:style-name="T12">div</text:span><text:span text:style-name="T3"> </text:span><text:span text:style-name="T2">class</text:span><text:span text:style-name="T3">=</text:span><text:span text:style-name="T5">"tangram"</text:span><text:span text:style-name="T11">&gt;</text:span></text:p>
      <text:p text:style-name="P3">        <text:span text:style-name="T11">&lt;</text:span><text:span text:style-name="T12">div</text:span><text:span text:style-name="T3"> </text:span><text:span text:style-name="T2">class</text:span><text:span text:style-name="T3">=</text:span><text:span text:style-name="T5">"triangle large triangle1"</text:span><text:span text:style-name="T11">&gt;&lt;/</text:span><text:span text:style-name="T12">div</text:span><text:span text:style-name="T11">&gt;</text:span></text:p>
      <text:p text:style-name="P3">        <text:span text:style-name="T11">&lt;</text:span><text:span text:style-name="T12">div</text:span><text:span text:style-name="T3"> </text:span><text:span text:style-name="T2">class</text:span><text:span text:style-name="T3">=</text:span><text:span text:style-name="T5">"triangle large triangle2"</text:span><text:span text:style-name="T11">&gt;&lt;/</text:span><text:span text:style-name="T12">div</text:span><text:span text:style-name="T11">&gt;</text:span></text:p>
      <text:p text:style-name="P3">        <text:span text:style-name="T11">&lt;</text:span><text:span text:style-name="T12">div</text:span><text:span text:style-name="T3"> </text:span><text:span text:style-name="T2">class</text:span><text:span text:style-name="T3">=</text:span><text:span text:style-name="T5">"triangle medium"</text:span><text:span text:style-name="T11">&gt;&lt;/</text:span><text:span text:style-name="T12">div</text:span><text:span text:style-name="T11">&gt;</text:span></text:p>
      <text:p text:style-name="P3">        <text:span text:style-name="T11">&lt;</text:span><text:span text:style-name="T12">div</text:span><text:span text:style-name="T3"> </text:span><text:span text:style-name="T2">class</text:span><text:span text:style-name="T3">=</text:span><text:span text:style-name="T5">"triangle small triangle3"</text:span><text:span text:style-name="T11">&gt;&lt;/</text:span><text:span text:style-name="T12">div</text:span><text:span text:style-name="T11">&gt;</text:span></text:p>
      <text:p text:style-name="P3">        <text:span text:style-name="T11">&lt;</text:span><text:span text:style-name="T12">div</text:span><text:span text:style-name="T3"> </text:span><text:span text:style-name="T2">class</text:span><text:span text:style-name="T3">=</text:span><text:span text:style-name="T5">"triangle small triangle4"</text:span><text:span text:style-name="T11">&gt;&lt;/</text:span><text:span text:style-name="T12">div</text:span><text:span text:style-name="T11">&gt;</text:span></text:p>
      <text:p text:style-name="P3">        <text:span text:style-name="T11">&lt;</text:span><text:span text:style-name="T12">div</text:span><text:span text:style-name="T3"> </text:span><text:span text:style-name="T2">class</text:span><text:span text:style-name="T3">=</text:span><text:span text:style-name="T5">"carre"</text:span><text:span text:style-name="T11">&gt;&lt;/</text:span><text:span text:style-name="T12">div</text:span><text:span text:style-name="T11">&gt;</text:span></text:p>
      <text:p text:style-name="P3">        <text:span text:style-name="T11">&lt;</text:span><text:span text:style-name="T12">div</text:span><text:span text:style-name="T3"> </text:span><text:span text:style-name="T2">class</text:span><text:span text:style-name="T3">=</text:span><text:span text:style-name="T5">"parallelogramme"</text:span><text:span text:style-name="T11">&gt;&lt;/</text:span><text:span text:style-name="T12">div</text:span><text:span text:style-name="T11">&gt;</text:span></text:p>
      <text:p text:style-name="P3">    <text:span text:style-name="T11">&lt;/</text:span><text:span text:style-name="T12">div</text:span><text:span text:style-name="T11">&gt;</text:span></text:p>
      <text:p text:style-name="P5"/>
      <text:p text:style-name="P4"><text:span text:style-name="T8">&lt;/</text:span><text:span text:style-name="T1">body</text:span><text:span text:style-name="T8">&gt;</text:span></text:p>
      <text:p text:style-name="P4"><text:span text:style-name="T8">&lt;/</text:span><text:span text:style-name="T1">html</text:span><text:span text:style-name="T8">&g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20:36:27.465000000</meta:creation-date>
    <dc:date>2024-09-25T20:37:25.084000000</dc:date>
    <meta:editing-duration>PT58S</meta:editing-duration>
    <meta:editing-cycles>1</meta:editing-cycles>
    <meta:document-statistic meta:table-count="0" meta:image-count="0" meta:object-count="0" meta:page-count="3" meta:paragraph-count="108" meta:word-count="250" meta:character-count="2245" meta:non-whitespace-character-count="1811"/>
    <meta:generator>LibreOffice/24.8.1.2$Windows_X86_64 LibreOffice_project/87fa9aec1a63e70835390b81c40bb8993f1d4ff6</meta:generator>
  </office:meta>
</office:document-meta>
</file>